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article "DRAEM – A Discriminatively Trained Reconstruction Embedding for Surface Anomaly Detection" by Vitjan Zavrtanik, Matej Kristan, and Danijel Skocaj introduces DRAEM, a novel approach to visual surface anomaly detection. This method stands out for its ability to detect and localize anomalies on surfaces by learning a discriminative model that separates normal and anomalous examples effectively, using only anomaly-free images for training.</text:p>
      <text:p text:style-name="Text_20_body"><text:span text:style-name="Strong_20_Emphasis">Key Characteristics:</text:span></text:p>
      <text:list text:style-name="L1">
        <text:list-item>
          <text:p text:style-name="P1"><text:span text:style-name="Strong_20_Emphasis">Model Structure:</text:span> DRAEM combines a reconstructive sub-network with a discriminative sub-network. The reconstructive part focuses on generating anomaly-free reconstructions of the input images, while the discriminative part is responsible for learning a joint representation of an input image and its reconstruction, thus enabling the direct localization of anomalies without the need for complex post-processing.</text:p>
        </text:list-item>
        <text:list-item>
          <text:p text:style-name="P1"><text:span text:style-name="Strong_20_Emphasis">Learning Technique:</text:span> The method employs synthetic anomaly generation during training, enabling the model to learn to distinguish between normal and anomalous regions effectively. This is achieved by using a simple yet versatile anomaly simulation that does not require the anomalies to closely resemble real-world defects.</text:p>
        </text:list-item>
        <text:list-item>
          <text:p text:style-name="P1"><text:span text:style-name="Strong_20_Emphasis">Advantages/Disadvantages:</text:span></text:p>
          <text:list>
            <text:list-item>
              <text:p text:style-name="P2"><text:span text:style-name="Strong_20_Emphasis">Advantages</text:span>:</text:p>
              <text:list>
                <text:list-item>
                  <text:p text:style-name="P2">Outperforms state-of-the-art unsupervised methods significantly on the MVTec anomaly detection benchmark.</text:p>
                </text:list-item>
                <text:list-item>
                  <text:p text:style-name="P2">Offers direct anomaly localization capabilities without needing elaborate post-processing steps.</text:p>
                </text:list-item>
                <text:list-item>
                  <text:p text:style-name="P2">Capable of being trained end-to-end with minimal supervision, relying solely on anomaly-free images and synthetically generated anomalies.</text:p>
                </text:list-item>
              </text:list>
            </text:list-item>
            <text:list-item>
              <text:p text:style-name="P2"><text:span text:style-name="Strong_20_Emphasis">Disadvantages</text:span>: Specific disadvantages are not discussed in detail, but the reliance on synthetic anomalies might pose challenges in cases where the anomalies significantly deviate from the simulated types.</text:p>
            </text:list-item>
          </text:list>
        </text:list-item>
        <text:list-item>
          <text:p text:style-name="P1"><text:span text:style-name="Strong_20_Emphasis">Dataset Labeling Requirement:</text:span> The method operates in an unsupervised manner for training, requiring only anomaly-free images and thus avoiding the need for extensive labeled datasets.</text:p>
        </text:list-item>
        <text:list-item>
          <text:p text:style-name="P1"><text:span text:style-name="Strong_20_Emphasis">Performance Metrics:</text:span></text:p>
          <text:list>
            <text:list-item>
              <text:p text:style-name="P2">Demonstrates superior performance on the MVTec anomaly detection benchmark, achieving significant improvements in both anomaly detection and localization metrics over previous methods.</text:p>
            </text:list-item>
            <text:list-item>
              <text:p text:style-name="P2">The paper reports an AUROC score of 98.0% for anomaly detection and 97.3% for localization, setting a new benchmark for unsupervised anomaly detection methods.</text:p>
            </text:list-item>
          </text:list>
        </text:list-item>
        <text:list-item>
          <text:p text:style-name="P1"><text:span text:style-name="Strong_20_Emphasis">Datasets Used for Training/Testing:</text:span></text:p>
          <text:list>
            <text:list-item>
              <text:p text:style-name="P1">Evaluated primarily on the <text:span text:style-name="Strong_20_Emphasis">MVTec Anomaly Detection Dataset</text:span>. Additional evaluations on other datasets like DAGM are mentioned to support the method's generalizability, although specific details on these evaluations are not provided in the snippets.</text:p>
            </text:list-item>
          </text:list>
        </text:list-item>
      </text:list>
      <text:p text:style-name="Text_20_body">DRAEM's unique approach to leveraging synthetic anomalies for training a joint reconstructive and discriminative model presents a significant advancement in unsupervised anomaly detection, <text:soft-page-break/>particularly for industrial quality control scenarios where labeled anomalous samples are scarce or non-exis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8:02:59.396000000</meta:creation-date>
    <dc:date>2024-03-14T18:03:04.686000000</dc:date>
    <meta:editing-duration>PT5S</meta:editing-duration>
    <meta:editing-cycles>1</meta:editing-cycles>
    <meta:document-statistic meta:table-count="0" meta:image-count="0" meta:object-count="0" meta:page-count="2" meta:paragraph-count="17" meta:word-count="393" meta:character-count="2928" meta:non-whitespace-character-count="2565"/>
    <meta:generator>LibreOffice/7.6.1.2$Windows_X86_64 LibreOffice_project/f5defcebd022c5bc36bbb79be232cb6926d8f674</meta:generator>
  </office:meta>
</office:document-meta>
</file>